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text-properties fo:font-size="11.5pt" style:font-size-asian="11.5pt" style:font-size-complex="11.5pt"/>
    </style:style>
    <style:style style:name="P3" style:family="paragraph" style:parent-style-name="Standard">
      <style:text-properties fo:font-size="11.5pt" fo:font-weight="bold" style:font-size-asian="11.5pt" style:font-weight-asian="bold" style:font-size-complex="11.5pt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text-properties fo:color="#333333"/>
    </style:style>
    <style:style style:name="P6" style:family="paragraph" style:parent-style-name="Standard">
      <style:text-properties fo:color="#333333" fo:background-color="#f7f9fa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1.5pt" style:font-size-asian="11.5pt" style:font-size-complex="11.5pt"/>
    </style:style>
    <style:style style:name="P11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.5in" fo:margin-right="0in" fo:margin-top="0in" fo:margin-bottom="0.1528in" loext:contextual-spacing="false" fo:line-height="100%" fo:text-align="justify" style:justify-single-word="false" fo:text-indent="0in" style:auto-text-indent="false"/>
    </style:style>
    <style:style style:name="P14" style:family="paragraph" style:parent-style-name="Standard">
      <style:paragraph-properties fo:margin-top="0in" fo:margin-bottom="0.1528in" loext:contextual-spacing="false" fo:line-height="100%" fo:text-align="justify" style:justify-single-word="false"/>
    </style:style>
    <style:style style:name="P1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1.5pt" style:font-size-asian="11.5pt" style:font-size-complex="11.5pt"/>
    </style:style>
    <style:style style:name="T3" style:family="text">
      <style:text-properties fo:font-size="11.5pt" fo:font-weight="bold" style:font-size-asian="11.5pt" style:font-weight-asian="bold" style:font-size-complex="11.5pt"/>
    </style:style>
    <style:style style:name="T4" style:family="text">
      <style:text-properties fo:font-size="11.5pt" style:text-underline-style="none" style:font-size-asian="11.5pt" style:font-size-complex="11.5pt"/>
    </style:style>
    <style:style style:name="T5" style:family="text">
      <style:text-properties fo:font-size="13.5pt" style:text-underline-style="solid" style:text-underline-width="auto" style:text-underline-color="font-color" fo:background-color="#cccccc" loext:char-shading-value="0" style:font-size-asian="13.5pt" style:font-size-complex="13.5pt"/>
    </style:style>
    <style:style style:name="T6" style:family="text">
      <style:text-properties fo:font-size="13.5pt" style:text-underline-style="solid" style:text-underline-width="auto" style:text-underline-color="font-color" style:font-size-asian="13.5pt" style:font-size-complex="13.5pt"/>
    </style:style>
    <style:style style:name="T7" style:family="text">
      <style:text-properties fo:font-size="13.5pt" style:font-size-asian="13.5pt" style:font-size-complex="13.5pt"/>
    </style:style>
    <style:style style:name="T8" style:family="text">
      <style:text-properties fo:color="#333333" style:font-name="Courier New" fo:font-size="10pt" fo:background-color="#f7f9fa" loext:char-shading-value="0" style:font-name-asian="Courier New1" style:font-size-asian="10pt" style:font-name-complex="Courier New1" style:font-size-complex="10pt"/>
    </style:style>
    <style:style style:name="T9" style:family="text">
      <style:text-properties fo:color="#333333" style:font-name="Courier New" fo:font-size="10.5pt" style:text-underline-style="solid" style:text-underline-width="auto" style:text-underline-color="font-color" style:font-name-asian="Courier New1" style:font-size-asian="10.5pt" style:font-name-complex="Courier New1" style:font-size-complex="10.5pt"/>
    </style:style>
    <style:style style:name="T10" style:family="text">
      <style:text-properties fo:color="#333333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333333" style:text-underline-style="solid" style:text-underline-width="auto" style:text-underline-color="font-color" fo:font-weight="bold" style:font-weight-asian="bold"/>
    </style:style>
    <style:style style:name="T12" style:family="text">
      <style:text-properties fo:color="#333333" style:text-underline-style="solid" style:text-underline-width="auto" style:text-underline-color="font-color"/>
    </style:style>
    <style:style style:name="T13" style:family="text">
      <style:text-properties fo:color="#333333"/>
    </style:style>
    <style:style style:name="T14" style:family="text">
      <style:text-properties fo:color="#333333" fo:font-weight="bold" style:font-weight-asian="bold"/>
    </style:style>
    <style:style style:name="T15" style:family="text">
      <style:text-properties fo:color="#333333" fo:font-style="italic" style:font-style-asian="italic"/>
    </style:style>
    <style:style style:name="T16" style:family="text">
      <style:text-properties fo:color="#333333" style:text-underline-style="none"/>
    </style:style>
    <style:style style:name="T17" style:family="text">
      <style:text-properties fo:color="#333333" fo:background-color="#f7f9fa" loext:char-shading-value="0"/>
    </style:style>
    <style:style style:name="T18" style:family="text">
      <style:text-properties fo:font-weight="bold" style:font-weight-asian="bold"/>
    </style:style>
    <style:style style:name="T19" style:family="text">
      <style:text-properties fo:color="#1155cc" fo:font-size="11.5pt" style:text-underline-style="solid" style:text-underline-width="auto" style:text-underline-color="font-color" style:font-size-asian="11.5pt" style:font-size-complex="11.5pt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tyle="italic" style:font-style-asian="itali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Laborator 10 - HTTP</text:span></text:p>
      <text:p text:style-name="P1"/>
      <text:p text:style-name="P1"/>
      <text:p text:style-name="Standard"><text:span text:style-name="T2">HTTP 0.9 -&gt; 1.0 -&gt; 1.1 -&gt; 2.0 (primul in format binar/non-ASCII)</text:span></text:p>
      <text:p text:style-name="P2"/>
      <text:list xml:id="list2336154564" text:style-name="WWNum2">
        <text:list-item>
          <text:p text:style-name="P7"><text:span text:style-name="T2">protocol de nivel aplicatie, peste TCP </text:span></text:p>
        </text:list-item>
      </text:list>
      <text:p text:style-name="P10"/>
      <text:p text:style-name="Standard"><text:span text:style-name="T2">HTTP: port 80 </text:span></text:p>
      <text:p text:style-name="Standard"><text:span text:style-name="T2">HTTPS: port 443</text:span></text:p>
      <text:p text:style-name="P2"/>
      <text:p text:style-name="Standard"><text:span text:style-name="T5">Format cerere HTTP</text:span><text:span text:style-name="T7">:</text:span></text:p>
      <text:p text:style-name="Standard"><text:span text:style-name="T3">METODA CALE VERSIUNE_PROTOCOL \r\n</text:span></text:p>
      <text:p text:style-name="Standard"><text:span text:style-name="T2">Host: HOST\r\n</text:span></text:p>
      <text:p text:style-name="Standard"><text:span text:style-name="T2">Header1: Valoare header1\r\n</text:span></text:p>
      <text:p text:style-name="Standard"><text:span text:style-name="T2">Header2: Valoare header2\r\n</text:span></text:p>
      <text:p text:style-name="Standard"><text:span text:style-name="T2">\r\n</text:span></text:p>
      <text:p text:style-name="P2"/>
      <text:p text:style-name="P12"><text:span text:style-name="T8">METODA CALE VERSIUNE_PROTOCOL\r\n</text:span></text:p>
      <text:p text:style-name="P12"><text:span text:style-name="T8">Host: HOST\r\n</text:span></text:p>
      <text:p text:style-name="P12"><text:span text:style-name="T8">Header1: Valoare Header1\r\n</text:span></text:p>
      <text:p text:style-name="P12"><text:soft-page-break/><text:span text:style-name="T8">Header2: Valoare Header2\r\n</text:span></text:p>
      <text:p text:style-name="P12"><text:span text:style-name="T8">...</text:span></text:p>
      <text:p text:style-name="P12"><text:span text:style-name="T8">Cookie: cheie1=valoare1; cheie2=valoare2; ...; cheieN=valoareN\r\n</text:span></text:p>
      <text:p text:style-name="P12"><text:span text:style-name="T8">\r\n</text:span></text:p>
      <text:p text:style-name="P13"><text:span text:style-name="T8">DATA</text:span></text:p>
      <text:p text:style-name="P2"/>
      <text:p text:style-name="Standard"><text:span text:style-name="T2">ex: <text:s text:c="2"/>GET / HTTP/1.1\r\n</text:span></text:p>
      <text:p text:style-name="Standard"><text:span text:style-name="T2"><text:s text:c="8"/>Host: elf.cs.pub.ro\r\n</text:span></text:p>
      <text:p text:style-name="Standard"><text:span text:style-name="T2"><text:s text:c="8"/>\r\n </text:span></text:p>
      <text:p text:style-name="P2"/>
      <text:p text:style-name="Standard"><text:span text:style-name="T6">Metode HTTP</text:span><text:span text:style-name="T7">:</text:span></text:p>
      <text:p text:style-name="Standard"><text:span text:style-name="T3">GET </text:span><text:span text:style-name="T2">- descarca o resursa</text:span></text:p>
      <text:p text:style-name="Standard"><text:span text:style-name="T3">POST </text:span><text:span text:style-name="T2">- uploadeaza o resursa</text:span></text:p>
      <text:p text:style-name="Standard"><text:span text:style-name="T3">PUT </text:span><text:span text:style-name="T2">- modifica o resursa</text:span></text:p>
      <text:p text:style-name="Standard"><text:span text:style-name="T3">DELETE </text:span><text:span text:style-name="T2">- sterge o resursa</text:span></text:p>
      <text:p text:style-name="P3"/>
      <text:p text:style-name="Standard"><text:span text:style-name="T5">Parametri de cerere</text:span><text:span text:style-name="T7">:</text:span></text:p>
      <text:p text:style-name="P9"><text:span text:style-name="T2">1) </text:span><text:span text:style-name="T18">In adresa (query params)</text:span></text:p>
      <text:p text:style-name="P9"><text:span text:style-name="T2">GET /formular.php HTTP/1.1\r\n</text:span></text:p>
      <text:p text:style-name="P9"><text:span text:style-name="T2">Host: elf.cs.pub.ro\r\n</text:span></text:p>
      <text:p text:style-name="P9"><text:span text:style-name="T2">\r\n</text:span></text:p>
      <text:p text:style-name="P10"><text:soft-page-break/></text:p>
      <text:p text:style-name="P9"><text:span text:style-name="T2">GET /formular.php?nume=alina&amp;email=</text:span><text:a xlink:type="simple" xlink:href="mailto:alinaelena.virtan@gmail.com" text:style-name="ListLabel_20_19" text:visited-style-name="ListLabel_20_19"><text:span text:style-name="T19">av@gmail.com</text:span></text:a><text:span text:style-name="T2">&amp;message=salut HTTP/1.1\r\n</text:span></text:p>
      <text:p text:style-name="P9"><text:span text:style-name="T2">Host: elf.cs.pub.ro\r\n</text:span></text:p>
      <text:p text:style-name="P9"><text:span text:style-name="T2">\r\n</text:span></text:p>
      <text:p text:style-name="P10"/>
      <text:p text:style-name="P9"><text:span text:style-name="T2">2) </text:span><text:span text:style-name="T3">URL-encoded in body</text:span><text:span text:style-name="T2"> (ex: application/x-www-form-urlencoded)</text:span></text:p>
      <text:p text:style-name="P9"><text:span text:style-name="T2">-&gt; se folosesc de obicei, cu metodele POST si PUT, dar merge si la GET sau DELETE</text:span></text:p>
      <text:p text:style-name="Standard"><text:span text:style-name="T2">GET /formular.php HTTP/1.1\r\n</text:span></text:p>
      <text:p text:style-name="Standard"><text:span text:style-name="T2">Host: elf.cs.pub.ro\r\n</text:span></text:p>
      <text:p text:style-name="Standard"><text:span text:style-name="T2">Content-Length: 7\r\n</text:span></text:p>
      <text:p text:style-name="Standard"><text:span text:style-name="T2">Content-Type: </text:span><text:span text:style-name="T3">application/x-www-form-urlencoded</text:span><text:span text:style-name="T2">\r\n</text:span></text:p>
      <text:p text:style-name="Standard"><text:span text:style-name="T2">\r\n</text:span></text:p>
      <text:p text:style-name="Standard"><text:span text:style-name="T2">a=4&amp;b=3</text:span></text:p>
      <text:p text:style-name="P2"/>
      <text:p text:style-name="P2"/>
      <text:p text:style-name="Standard"><text:span text:style-name="T2">3)</text:span><text:span text:style-name="T3"> JSON (Javascript Object Notation)</text:span></text:p>
      <text:p text:style-name="Standard"><text:span text:style-name="T2">GET /formular.php HTTP/1.1\r\n</text:span></text:p>
      <text:p text:style-name="Standard"><text:span text:style-name="T2">Host: elf.cs.pub.ro\r\n</text:span></text:p>
      <text:p text:style-name="Standard"><text:span text:style-name="T2">Content-Length: 41\r\n</text:span></text:p>
      <text:p text:style-name="Standard"><text:span text:style-name="T2">Content-Type: </text:span><text:span text:style-name="T3">application/json</text:span><text:span text:style-name="T2">\r\n</text:span></text:p>
      <text:p text:style-name="Standard"><text:span text:style-name="T2">\r\n</text:span></text:p>
      <text:p text:style-name="Standard"><text:soft-page-break/>{“nume”: “Gigi”, “note”: [10, 10, 10, 9]}</text:p>
      <text:p text:style-name="Standard"/>
      <text:p text:style-name="Standard"/>
      <text:p text:style-name="Standard"><text:span text:style-name="T5">Format raspuns HTTP</text:span>:</text:p>
      <text:p text:style-name="Standard"/>
      <text:p text:style-name="Standard"><text:span text:style-name="T8">PROTOCOL_VERSION STATUS_CODE STATUS_TEXT\r\n</text:span></text:p>
      <text:p text:style-name="Standard"><text:span text:style-name="T8">Header1: Valoare Header1\r\n</text:span></text:p>
      <text:p text:style-name="Standard"><text:span text:style-name="T8">Header2: Valoare Header2\r\n</text:span></text:p>
      <text:p text:style-name="Standard"><text:span text:style-name="T8">...</text:span></text:p>
      <text:p text:style-name="Standard"><text:span text:style-name="T8">HeaderN: Valoare HeaderN\r\n</text:span></text:p>
      <text:p text:style-name="Standard"><text:span text:style-name="T8">Set-Cookie: cheie1=valoare1\r\n </text:span></text:p>
      <text:p text:style-name="Standard"><text:span text:style-name="T8">Set-Cookie: cheie2=valoare2\r\n</text:span></text:p>
      <text:p text:style-name="Standard"><text:span text:style-name="T8">...</text:span></text:p>
      <text:p text:style-name="Standard"><text:span text:style-name="T8">Set-Cookie: cheieN=valoareN\r\n</text:span></text:p>
      <text:p text:style-name="Standard"><text:span text:style-name="T8">\r\n</text:span></text:p>
      <text:p text:style-name="P14"><text:span text:style-name="T8">DATA</text:span></text:p>
      <text:p text:style-name="Standard"/>
      <text:p text:style-name="Standard"/>
      <text:p text:style-name="Standard">HTTP/1.1 200 OK\r\n</text:p>
      <text:p text:style-name="Standard">Content-Type: <text:span text:style-name="T18">application/json</text:span>\r\n</text:p>
      <text:p text:style-name="Standard">Content-Length: 100\r\n</text:p>
      <text:p text:style-name="Standard"><text:soft-page-break/>\r\n</text:p>
      <text:p text:style-name="Standard"/>
      <text:p text:style-name="Standard">___.sfsadg.fa</text:p>
      <text:p text:style-name="Standard"/>
      <text:p text:style-name="Standard"/>
      <text:p text:style-name="Standard"><text:span text:style-name="T5">Cookies</text:span>:</text:p>
      <text:p text:style-name="Standard">request1:</text:p>
      <text:p text:style-name="P2"/>
      <text:p text:style-name="Standard"><text:span text:style-name="T2">GET /formular.php HTTP/1.1\r\n</text:span></text:p>
      <text:p text:style-name="Standard"><text:span text:style-name="T2">Host: elf.cs.pub.ro\r\n</text:span></text:p>
      <text:p text:style-name="Standard"><text:span text:style-name="T2">Content-Length: 41\r\n</text:span></text:p>
      <text:p text:style-name="Standard"><text:span text:style-name="T2">Content-Type: </text:span><text:span text:style-name="T3">application/json</text:span><text:span text:style-name="T2">\r\n</text:span></text:p>
      <text:p text:style-name="Standard"><text:span text:style-name="T2">\r\n</text:span></text:p>
      <text:p text:style-name="Standard">{“nume”: “Gigi”, “note”: [10, 10, 10, 9]}</text:p>
      <text:p text:style-name="Standard"/>
      <text:p text:style-name="Standard"/>
      <text:p text:style-name="Standard">response1:</text:p>
      <text:p text:style-name="Standard"/>
      <text:p text:style-name="Standard">HTTP/1.1 200 OK\r\n</text:p>
      <text:p text:style-name="Standard">Content-Type: <text:span text:style-name="T18">application/json</text:span>\r\n</text:p>
      <text:p text:style-name="Standard">Content-Length: 100\r\n</text:p>
      <text:p text:style-name="Standard"><text:soft-page-break/>Set-Cookie: sid-23141895103\r\n</text:p>
      <text:p text:style-name="Standard">\r\n</text:p>
      <text:p text:style-name="Standard"/>
      <text:p text:style-name="Standard"/>
      <text:p text:style-name="Standard"/>
      <text:p text:style-name="Standard">request2:</text:p>
      <text:p text:style-name="Standard"/>
      <text:p text:style-name="Standard"/>
      <text:p text:style-name="Standard"><text:span text:style-name="T2">GET /formular.php HTTP/1.1\r\n</text:span></text:p>
      <text:p text:style-name="Standard"><text:span text:style-name="T2">Host: elf.cs.pub.ro\r\n</text:span></text:p>
      <text:p text:style-name="Standard"><text:span text:style-name="T2">Content-Length: 41\r\n</text:span></text:p>
      <text:p text:style-name="Standard"><text:span text:style-name="T2">Content-Type: </text:span><text:span text:style-name="T3">application/json</text:span><text:span text:style-name="T2">\r\n</text:span></text:p>
      <text:p text:style-name="Standard"><text:span text:style-name="T2">Cookie: </text:span>sid-23141895103\r\n</text:p>
      <text:p text:style-name="Standard">\r\n</text:p>
      <text:p text:style-name="Standard">{“nume”: “Gigi”, “note”: [10, 10, 10, 9]}</text:p>
      <text:p text:style-name="Standard"/>
      <text:p text:style-name="Standard"/>
      <text:p text:style-name="Standard"/>
      <text:p text:style-name="Standard">—----------------------------------------------------------------</text:p>
      <text:p text:style-name="Standard"/>
      <text:p text:style-name="Standard"><text:span text:style-name="T21">Exercitii:</text:span></text:p>
      <text:p text:style-name="Standard"><text:soft-page-break/></text:p>
      <text:p text:style-name="Standard">Server principal: <text:span text:style-name="T22">34.241.4.235</text:span>:<text:span text:style-name="T22">8080</text:span></text:p>
      <text:p text:style-name="P11">API-ul oferit de Openweather Map: <text:span text:style-name="T22">api.openweathermap.org:80</text:span></text:p>
      <text:p text:style-name="P11"/>
      <text:p text:style-name="P11">Ca sa transformam nume de domeniu intr-un ip si vice-versa (un ip in nume de domeniu): <text:a xlink:type="simple" xlink:href="https://www.geeksforgeeks.org/host-command-in-linux-with-examples/" text:style-name="ListLabel_20_20" text:visited-style-name="ListLabel_20_20"><text:span text:style-name="T20">https://www.geeksforgeeks.org/host-command-in-linux-with-examples/</text:span></text:a></text:p>
      <text:p text:style-name="Standard"/>
      <text:p text:style-name="Standard">Șablon util pentru toate exercitiile:</text:p>
      <text:p text:style-name="Standard"/>
      <text:p text:style-name="P4">int sockfd = open_connection("1.2.3.4", 8080, AF_INET, SOCK_STREAM, 0);</text:p>
      <text:p text:style-name="Standard">puts(message);</text:p>
      <text:p text:style-name="Standard">send_to_server(sockfd, message);</text:p>
      <text:p text:style-name="Standard">response = receive_from_server(sockfd);</text:p>
      <text:p text:style-name="Standard">puts(response);</text:p>
      <text:p text:style-name="Standard"/>
      <text:p text:style-name="Standard"><text:span text:style-name="T11">Ex 1</text:span><text:span text:style-name="T12">: </text:span><text:span text:style-name="T9">GET dummy from main server</text:span></text:p>
      <text:p text:style-name="P5"/>
      <text:p text:style-name="P5"/>
      <text:p text:style-name="Standard"><text:span text:style-name="T11">Ex 2: </text:span><text:span text:style-name="T9">POST dummy and print response from main server</text:span></text:p>
      <text:p text:style-name="Standard"><text:span text:style-name="T13">-&gt; tip de date: </text:span><text:span text:style-name="T14">application/x-www-form-urlencoded</text:span><text:span text:style-name="T13"> </text:span></text:p>
      <text:list xml:id="list3187055306" text:style-name="WWNum1">
        <text:list-item>
          <text:p text:style-name="P8"><text:span text:style-name="T13">sunt date de forma </text:span><text:span text:style-name="T15">key1=value1&amp;key2=value2&amp;…&amp;keyN=valueN</text:span></text:p>
        </text:list-item>
        <text:list-item>
          <text:p text:style-name="P8"><text:span text:style-name="T13">datele de tip </text:span><text:span text:style-name="T14">application/x-www-form-urlencoded</text:span><text:span text:style-name="T13"> sunt inlantuite prin ”&amp;”</text:span></text:p>
        </text:list-item>
      </text:list>
      <text:p text:style-name="P5"><text:soft-page-break/></text:p>
      <text:p text:style-name="Standard"><text:span text:style-name="T13">body_data[0] ← “a=2”</text:span></text:p>
      <text:p text:style-name="Standard"><text:span text:style-name="T13">body_data[1] ← “b=3</text:span></text:p>
      <text:p text:style-name="Standard"><text:span text:style-name="T13">body_data_field_count = 2</text:span></text:p>
      <text:p text:style-name="P5"/>
      <text:p text:style-name="Standard"><text:span text:style-name="T11">Ex 3 - </text:span><text:span text:style-name="T9">Login into main server</text:span></text:p>
      <text:p text:style-name="Standard"><text:span text:style-name="T13">-&gt; tip de date: application/x-www-form-urlencoded </text:span></text:p>
      <text:p text:style-name="Standard"><text:span text:style-name="T13">-&gt; populam continutul datelor:</text:span></text:p>
      <text:p text:style-name="Standard"><text:span text:style-name="T13">body_data[0] ← "username=student”</text:span></text:p>
      <text:p text:style-name="Standard"><text:span text:style-name="T13">body_data[1] ← "password=student"</text:span></text:p>
      <text:p text:style-name="Standard"><text:span text:style-name="T13">body_data_field_count = 2</text:span></text:p>
      <text:p text:style-name="Standard"><text:span text:style-name="T13">-&gt; nu avem nevoie de cookies</text:span></text:p>
      <text:p text:style-name="P5"/>
      <text:p text:style-name="Standard"><text:span text:style-name="T11">Ex 4 - </text:span><text:span text:style-name="T9">GET weather key from main server</text:span></text:p>
      <text:p text:style-name="Standard"><text:span text:style-name="T13">-&gt; dupa ce am primit raspunsul in urma logării la exercitiul precedent, retinem cookie-ul astfel:</text:span></text:p>
      <text:p text:style-name="Standard"><text:span text:style-name="T17"><text:s text:c="3"/>int cookies_count = 1;</text:span></text:p>
      <text:p text:style-name="Standard"><text:span text:style-name="T17"><text:s text:c="3"/>char **cookies = malloc(sizeof(char*));</text:span></text:p>
      <text:p text:style-name="Standard"><text:span text:style-name="T17"><text:s text:c="3"/>cookies[0] = strdup("connect.sid=..........");</text:span></text:p>
      <text:p text:style-name="P6"/>
      <text:p text:style-name="Standard"><text:span text:style-name="T17">-&gt; no query_pararm (query_params = NULL)</text:span></text:p>
      <text:p text:style-name="Standard"><text:span text:style-name="T17">-&gt; punem cookies si cookies_count in cerere </text:span></text:p>
      <text:p text:style-name="Standard"><text:soft-page-break/><text:span text:style-name="T17"><text:s/></text:span></text:p>
      <text:p text:style-name="Standard"><text:span text:style-name="T24">Ex 5 </text:span><text:span text:style-name="T23">- GET weather data from OpenWeather API</text:span></text:p>
      <text:p text:style-name="Standard"><text:span text:style-name="T13">Exemplu GET la </text:span><text:span text:style-name="T10">api.openweathermap.org</text:span><text:span text:style-name="T13"> in care punem in queries lat, lon si cheia de sesiune (appid): https://openweathermap.org/api/one-call-api</text:span></text:p>
      <text:p text:style-name="Standard"><text:span text:style-name="T13">-&gt; query_params=“</text:span><text:span text:style-name="T25">lat=26&amp;lon=45&amp;appid=&lt;cheia din rasp de la main server&gt;”</text:span></text:p>
      <text:p text:style-name="Standard"><text:span text:style-name="T13">-&gt; nu avem nevoie de cookies (cookies=NULL, cookies_count = 0)</text:span></text:p>
      <text:p text:style-name="Standard"/>
      <text:p text:style-name="Standard"><text:span text:style-name="T24">Ex 6</text:span><text:span text:style-name="T23">: POST weather data for verification to main server</text:span></text:p>
      <text:p text:style-name="Standard"><text:span text:style-name="T13">-&gt; tip de date: </text:span><text:span text:style-name="T25">application/json</text:span></text:p>
      <text:p text:style-name="Standard"><text:span text:style-name="T17">-&gt; punem cookies si cookies_count in cerere </text:span></text:p>
      <text:p text:style-name="Standard"><text:span text:style-name="T17">-&gt;</text:span><text:span text:style-name="T13"> populam continutul datelor:</text:span></text:p>
      <text:p text:style-name="Standard"><text:s text:c="3"/>body_data[0] = basic_extract_json_response(response);</text:p>
      <text:p text:style-name="Standard"><text:s text:c="3"/><text:span text:style-name="T13">body_data_field_count</text:span> = 1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11.5pt" style:text-underline-style="solid" style:text-underline-width="auto" style:text-underline-color="font-color" style:font-size-asian="11.5pt" style:font-size-complex="11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33" meta:word-count="502" meta:character-count="4135" meta:non-whitespace-character-count="3726"/>
    <meta:generator>LibreOfficeDev/6.0.5.2$Linux_X86_64 LibreOffice_project/</meta:generator>
  </office:meta>
</office:document-meta>
</file>